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902in"/>
    </style:style>
    <style:style style:name="co3" style:family="table-column">
      <style:table-column-properties fo:break-before="auto" style:column-width="1.8154in"/>
    </style:style>
    <style:style style:name="co4" style:family="table-column">
      <style:table-column-properties fo:break-before="auto" style:column-width="1.56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tation</text:p>
          </table:table-cell>
          <table:table-cell office:value-type="string" calcext:value-type="string">
            <text:p>Easting</text:p>
          </table:table-cell>
          <table:table-cell office:value-type="string" calcext:value-type="string">
            <text:p>Northing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jan_grav(microGal)</text:p>
          </table:table-cell>
          <table:table-cell office:value-type="string" calcext:value-type="string">
            <text:p>jan_std</text:p>
          </table:table-cell>
          <table:table-cell office:value-type="string" calcext:value-type="string">
            <text:p>feb_grav(microGal)</text:p>
          </table:table-cell>
          <table:table-cell office:value-type="string" calcext:value-type="string">
            <text:p>feb_std</text:p>
          </table:table-cell>
          <table:table-cell office:value-type="string" calcext:value-type="string">
            <text:p>del_grav_jan_feb(microGal)</text:p>
          </table:table-cell>
          <table:table-cell office:value-type="string" calcext:value-type="string">
            <text:p>del_storage_jan_feb(m)</text:p>
          </table:table-cell>
          <table:table-cell office:value-type="string" calcext:value-type="string">
            <text:p>del_storage_jan_feb_std</text:p>
          </table:table-cell>
        </table:table-row>
        <table:table-row table:style-name="ro1">
          <table:table-cell office:value-type="string" calcext:value-type="string">
            <text:p>AP001</text:p>
          </table:table-cell>
          <table:table-cell office:value-type="float" office:value="3772574.558" calcext:value-type="float">
            <text:p>3772574.558</text:p>
          </table:table-cell>
          <table:table-cell office:value-type="float" office:value="322775.063" calcext:value-type="float">
            <text:p>322775.063</text:p>
          </table:table-cell>
          <table:table-cell office:value-type="float" office:value="1453" calcext:value-type="float">
            <text:p>1453</text:p>
          </table:table-cell>
          <table:table-cell office:value-type="float" office:value="979165211" calcext:value-type="float">
            <text:p>979165211</text:p>
          </table:table-cell>
          <table:table-cell office:value-type="float" office:value="2.81" calcext:value-type="float">
            <text:p>2.81</text:p>
          </table:table-cell>
          <table:table-cell office:value-type="float" office:value="979165211" calcext:value-type="float">
            <text:p>979165211</text:p>
          </table:table-cell>
          <table:table-cell office:value-type="float" office:value="2.12" calcext:value-type="float">
            <text:p>2.12</text:p>
          </table:table-cell>
          <table:table-cell table:formula="of:=[.G2]-[.E2]" office:value-type="float" office:value="0" calcext:value-type="float">
            <text:p>0</text:p>
          </table:table-cell>
          <table:table-cell table:formula="of:=[.I2]/41.9" office:value-type="float" office:value="0" calcext:value-type="float">
            <text:p>0</text:p>
          </table:table-cell>
          <table:table-cell table:formula="of:=SQRT(([.F2]/41.9)^2 + ([.H2]/41.9)^2)" office:value-type="float" office:value="0.0840098855493268" calcext:value-type="float">
            <text:p>0.0840098855493268</text:p>
          </table:table-cell>
        </table:table-row>
        <table:table-row table:style-name="ro1">
          <table:table-cell office:value-type="string" calcext:value-type="string">
            <text:p>ESC-E06</text:p>
          </table:table-cell>
          <table:table-cell office:value-type="float" office:value="3777102.853" calcext:value-type="float">
            <text:p>3777102.853</text:p>
          </table:table-cell>
          <table:table-cell office:value-type="float" office:value="326036.646" calcext:value-type="float">
            <text:p>326036.646</text:p>
          </table:table-cell>
          <table:table-cell office:value-type="float" office:value="1406.87" calcext:value-type="float">
            <text:p>1406.87</text:p>
          </table:table-cell>
          <table:table-cell office:value-type="float" office:value="979185864.18" calcext:value-type="float">
            <text:p>979185864.18</text:p>
          </table:table-cell>
          <table:table-cell office:value-type="float" office:value="2.83" calcext:value-type="float">
            <text:p>2.83</text:p>
          </table:table-cell>
          <table:table-cell office:value-type="float" office:value="979185868.01" calcext:value-type="float">
            <text:p>979185868.01</text:p>
          </table:table-cell>
          <table:table-cell office:value-type="float" office:value="2.17" calcext:value-type="float">
            <text:p>2.17</text:p>
          </table:table-cell>
          <table:table-cell table:formula="of:=[.G3]-[.E3]" office:value-type="float" office:value="3.83000004291534" calcext:value-type="float">
            <text:p>3.83000004291534</text:p>
          </table:table-cell>
          <table:table-cell table:formula="of:=[.I3]/41.9" office:value-type="float" office:value="0.0914081155827051" calcext:value-type="float">
            <text:p>0.0914081155827051</text:p>
          </table:table-cell>
          <table:table-cell table:formula="of:=SQRT(([.F3]/41.9)^2 + ([.H3]/41.9)^2)" office:value-type="float" office:value="0.0851122305967428" calcext:value-type="float">
            <text:p>0.0851122305967428</text:p>
          </table:table-cell>
        </table:table-row>
        <table:table-row table:style-name="ro1">
          <table:table-cell office:value-type="string" calcext:value-type="string">
            <text:p>ESC10</text:p>
          </table:table-cell>
          <table:table-cell office:value-type="float" office:value="3777120.663" calcext:value-type="float">
            <text:p>3777120.663</text:p>
          </table:table-cell>
          <table:table-cell office:value-type="float" office:value="326036.08" calcext:value-type="float">
            <text:p>326036.08</text:p>
          </table:table-cell>
          <table:table-cell office:value-type="float" office:value="1406.73" calcext:value-type="float">
            <text:p>1406.73</text:p>
          </table:table-cell>
          <table:table-cell office:value-type="float" office:value="979185900.19" calcext:value-type="float">
            <text:p>979185900.19</text:p>
          </table:table-cell>
          <table:table-cell office:value-type="float" office:value="2.84" calcext:value-type="float">
            <text:p>2.84</text:p>
          </table:table-cell>
          <table:table-cell office:value-type="float" office:value="979185900.59" calcext:value-type="float">
            <text:p>979185900.59</text:p>
          </table:table-cell>
          <table:table-cell office:value-type="float" office:value="2.17" calcext:value-type="float">
            <text:p>2.17</text:p>
          </table:table-cell>
          <table:table-cell table:formula="of:=[.G4]-[.E4]" office:value-type="float" office:value="0.399999976158142" calcext:value-type="float">
            <text:p>0.399999976158142</text:p>
          </table:table-cell>
          <table:table-cell table:formula="of:=[.I4]/41.9" office:value-type="float" office:value="0.00954653881045685" calcext:value-type="float">
            <text:p>0.00954653881045685</text:p>
          </table:table-cell>
          <table:table-cell table:formula="of:=SQRT(([.F4]/41.9)^2 + ([.H4]/41.9)^2)" office:value-type="float" office:value="0.0853017483051096" calcext:value-type="float">
            <text:p>0.0853017483051096</text:p>
          </table:table-cell>
        </table:table-row>
        <table:table-row table:style-name="ro1">
          <table:table-cell office:value-type="string" calcext:value-type="string">
            <text:p>ESC14</text:p>
          </table:table-cell>
          <table:table-cell office:value-type="float" office:value="3777122.708" calcext:value-type="float">
            <text:p>3777122.708</text:p>
          </table:table-cell>
          <table:table-cell office:value-type="float" office:value="326054.247" calcext:value-type="float">
            <text:p>326054.247</text:p>
          </table:table-cell>
          <table:table-cell office:value-type="float" office:value="1406.75" calcext:value-type="float">
            <text:p>1406.75</text:p>
          </table:table-cell>
          <table:table-cell office:value-type="float" office:value="979186018.66" calcext:value-type="float">
            <text:p>979186018.66</text:p>
          </table:table-cell>
          <table:table-cell office:value-type="float" office:value="2.84" calcext:value-type="float">
            <text:p>2.84</text:p>
          </table:table-cell>
          <table:table-cell office:value-type="float" office:value="979186019.56" calcext:value-type="float">
            <text:p>979186019.56</text:p>
          </table:table-cell>
          <table:table-cell office:value-type="float" office:value="2.17" calcext:value-type="float">
            <text:p>2.17</text:p>
          </table:table-cell>
          <table:table-cell table:formula="of:=[.G5]-[.E5]" office:value-type="float" office:value="0.899999976158142" calcext:value-type="float">
            <text:p>0.899999976158142</text:p>
          </table:table-cell>
          <table:table-cell table:formula="of:=[.I5]/41.9" office:value-type="float" office:value="0.0214797130348005" calcext:value-type="float">
            <text:p>0.0214797130348005</text:p>
          </table:table-cell>
          <table:table-cell table:formula="of:=SQRT(([.F5]/41.9)^2 + ([.H5]/41.9)^2)" office:value-type="float" office:value="0.0853017483051096" calcext:value-type="float">
            <text:p>0.0853017483051096</text:p>
          </table:table-cell>
        </table:table-row>
        <table:table-row table:style-name="ro1">
          <table:table-cell office:value-type="string" calcext:value-type="string">
            <text:p>ESC16</text:p>
          </table:table-cell>
          <table:table-cell office:value-type="float" office:value="3777131.56" calcext:value-type="float">
            <text:p>3777131.56</text:p>
          </table:table-cell>
          <table:table-cell office:value-type="float" office:value="326078.388" calcext:value-type="float">
            <text:p>326078.388</text:p>
          </table:table-cell>
          <table:table-cell office:value-type="float" office:value="1406.72" calcext:value-type="float">
            <text:p>1406.72</text:p>
          </table:table-cell>
          <table:table-cell office:value-type="float" office:value="979186117.1" calcext:value-type="float">
            <text:p>979186117.1</text:p>
          </table:table-cell>
          <table:table-cell office:value-type="float" office:value="2.83" calcext:value-type="float">
            <text:p>2.83</text:p>
          </table:table-cell>
          <table:table-cell office:value-type="float" office:value="979186118.59" calcext:value-type="float">
            <text:p>979186118.59</text:p>
          </table:table-cell>
          <table:table-cell office:value-type="float" office:value="2.17" calcext:value-type="float">
            <text:p>2.17</text:p>
          </table:table-cell>
          <table:table-cell table:formula="of:=[.G6]-[.E6]" office:value-type="float" office:value="1.49000000953674" calcext:value-type="float">
            <text:p>1.49000000953674</text:p>
          </table:table-cell>
          <table:table-cell table:formula="of:=[.I6]/41.9" office:value-type="float" office:value="0.0355608594161514" calcext:value-type="float">
            <text:p>0.0355608594161514</text:p>
          </table:table-cell>
          <table:table-cell table:formula="of:=SQRT(([.F6]/41.9)^2 + ([.H6]/41.9)^2)" office:value-type="float" office:value="0.0851122305967428" calcext:value-type="float">
            <text:p>0.0851122305967428</text:p>
          </table:table-cell>
        </table:table-row>
        <table:table-row table:style-name="ro1">
          <table:table-cell office:value-type="string" calcext:value-type="string">
            <text:p>ESC17</text:p>
          </table:table-cell>
          <table:table-cell office:value-type="float" office:value="3777138.621" calcext:value-type="float">
            <text:p>3777138.621</text:p>
          </table:table-cell>
          <table:table-cell office:value-type="float" office:value="326101.524" calcext:value-type="float">
            <text:p>326101.524</text:p>
          </table:table-cell>
          <table:table-cell office:value-type="float" office:value="1046.96" calcext:value-type="float">
            <text:p>1046.96</text:p>
          </table:table-cell>
          <table:table-cell office:value-type="float" office:value="979186177.24" calcext:value-type="float">
            <text:p>979186177.24</text:p>
          </table:table-cell>
          <table:table-cell office:value-type="float" office:value="2.84" calcext:value-type="float">
            <text:p>2.84</text:p>
          </table:table-cell>
          <table:table-cell office:value-type="float" office:value="979186179.67" calcext:value-type="float">
            <text:p>979186179.67</text:p>
          </table:table-cell>
          <table:table-cell office:value-type="float" office:value="2.17" calcext:value-type="float">
            <text:p>2.17</text:p>
          </table:table-cell>
          <table:table-cell table:formula="of:=[.G7]-[.E7]" office:value-type="float" office:value="2.42999994754791" calcext:value-type="float">
            <text:p>2.42999994754791</text:p>
          </table:table-cell>
          <table:table-cell table:formula="of:=[.I7]/41.9" office:value-type="float" office:value="0.0579952254784705" calcext:value-type="float">
            <text:p>0.0579952254784705</text:p>
          </table:table-cell>
          <table:table-cell table:formula="of:=SQRT(([.F7]/41.9)^2 + ([.H7]/41.9)^2)" office:value-type="float" office:value="0.0853017483051096" calcext:value-type="float">
            <text:p>0.0853017483051096</text:p>
          </table:table-cell>
        </table:table-row>
        <table:table-row table:style-name="ro1">
          <table:table-cell office:value-type="string" calcext:value-type="string">
            <text:p>ESC21</text:p>
          </table:table-cell>
          <table:table-cell office:value-type="float" office:value="3777179.538" calcext:value-type="float">
            <text:p>3777179.538</text:p>
          </table:table-cell>
          <table:table-cell office:value-type="float" office:value="326187.374" calcext:value-type="float">
            <text:p>326187.374</text:p>
          </table:table-cell>
          <table:table-cell office:value-type="float" office:value="1406.31" calcext:value-type="float">
            <text:p>1406.31</text:p>
          </table:table-cell>
          <table:table-cell office:value-type="float" office:value="979186790.81" calcext:value-type="float">
            <text:p>979186790.81</text:p>
          </table:table-cell>
          <table:table-cell office:value-type="float" office:value="2.83" calcext:value-type="float">
            <text:p>2.83</text:p>
          </table:table-cell>
          <table:table-cell office:value-type="float" office:value="979186792.04" calcext:value-type="float">
            <text:p>979186792.04</text:p>
          </table:table-cell>
          <table:table-cell office:value-type="float" office:value="2.17" calcext:value-type="float">
            <text:p>2.17</text:p>
          </table:table-cell>
          <table:table-cell table:formula="of:=[.G8]-[.E8]" office:value-type="float" office:value="1.23000001907349" calcext:value-type="float">
            <text:p>1.23000001907349</text:p>
          </table:table-cell>
          <table:table-cell table:formula="of:=[.I8]/41.9" office:value-type="float" office:value="0.0293556090470999" calcext:value-type="float">
            <text:p>0.0293556090470999</text:p>
          </table:table-cell>
          <table:table-cell table:formula="of:=SQRT(([.F8]/41.9)^2 + ([.H8]/41.9)^2)" office:value-type="float" office:value="0.0851122305967428" calcext:value-type="float">
            <text:p>0.0851122305967428</text:p>
          </table:table-cell>
        </table:table-row>
        <table:table-row table:style-name="ro1">
          <table:table-cell office:value-type="string" calcext:value-type="string">
            <text:p>ESC22</text:p>
          </table:table-cell>
          <table:table-cell office:value-type="float" office:value="3777187.99" calcext:value-type="float">
            <text:p>3777187.99</text:p>
          </table:table-cell>
          <table:table-cell office:value-type="float" office:value="326216.216" calcext:value-type="float">
            <text:p>326216.216</text:p>
          </table:table-cell>
          <table:table-cell office:value-type="float" office:value="1406.86" calcext:value-type="float">
            <text:p>1406.86</text:p>
          </table:table-cell>
          <table:table-cell office:value-type="float" office:value="979186894.24" calcext:value-type="float">
            <text:p>979186894.24</text:p>
          </table:table-cell>
          <table:table-cell office:value-type="float" office:value="2.83" calcext:value-type="float">
            <text:p>2.83</text:p>
          </table:table-cell>
          <table:table-cell office:value-type="float" office:value="979186894.47" calcext:value-type="float">
            <text:p>979186894.47</text:p>
          </table:table-cell>
          <table:table-cell office:value-type="float" office:value="2.17" calcext:value-type="float">
            <text:p>2.17</text:p>
          </table:table-cell>
          <table:table-cell table:formula="of:=[.G9]-[.E9]" office:value-type="float" office:value="0.230000019073486" calcext:value-type="float">
            <text:p>0.230000019073486</text:p>
          </table:table-cell>
          <table:table-cell table:formula="of:=[.I9]/41.9" office:value-type="float" office:value="0.00548926059841256" calcext:value-type="float">
            <text:p>0.00548926059841256</text:p>
          </table:table-cell>
          <table:table-cell table:formula="of:=SQRT(([.F9]/41.9)^2 + ([.H9]/41.9)^2)" office:value-type="float" office:value="0.0851122305967428" calcext:value-type="float">
            <text:p>0.0851122305967428</text:p>
          </table:table-cell>
        </table:table-row>
        <table:table-row table:style-name="ro1">
          <table:table-cell office:value-type="string" calcext:value-type="string">
            <text:p>ESC23</text:p>
          </table:table-cell>
          <table:table-cell office:value-type="float" office:value="3777096.646" calcext:value-type="float">
            <text:p>3777096.646</text:p>
          </table:table-cell>
          <table:table-cell office:value-type="float" office:value="326002.075" calcext:value-type="float">
            <text:p>326002.075</text:p>
          </table:table-cell>
          <table:table-cell office:value-type="float" office:value="1408.14" calcext:value-type="float">
            <text:p>1408.14</text:p>
          </table:table-cell>
          <table:table-cell office:value-type="float" office:value="979185638.68" calcext:value-type="float">
            <text:p>979185638.68</text:p>
          </table:table-cell>
          <table:table-cell office:value-type="float" office:value="2.83" calcext:value-type="float">
            <text:p>2.83</text:p>
          </table:table-cell>
          <table:table-cell office:value-type="float" office:value="979185636.9" calcext:value-type="float">
            <text:p>979185636.9</text:p>
          </table:table-cell>
          <table:table-cell office:value-type="float" office:value="2.17" calcext:value-type="float">
            <text:p>2.17</text:p>
          </table:table-cell>
          <table:table-cell table:formula="of:=[.G10]-[.E10]" office:value-type="float" office:value="-1.77999997138977" calcext:value-type="float">
            <text:p>-1.77999997138977</text:p>
          </table:table-cell>
          <table:table-cell table:formula="of:=[.I10]/41.9" office:value-type="float" office:value="-0.0424820995558418" calcext:value-type="float">
            <text:p>-0.0424820995558418</text:p>
          </table:table-cell>
          <table:table-cell table:formula="of:=SQRT(([.F10]/41.9)^2 + ([.H10]/41.9)^2)" office:value-type="float" office:value="0.0851122305967428" calcext:value-type="float">
            <text:p>0.08511223059674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4-21T10:32:09.235000000</meta:creation-date>
    <dc:date>2025-04-21T10:37:15.844000000</dc:date>
    <meta:editing-duration>PT5M6S</meta:editing-duration>
    <meta:editing-cycles>1</meta:editing-cycles>
    <meta:generator>LibreOffice/24.8.0.3$Windows_X86_64 LibreOffice_project/0bdf1299c94fe897b119f97f3c613e9dca6be583</meta:generator>
    <meta:document-statistic meta:table-count="1" meta:cell-count="110" meta:object-count="0"/>
  </office:meta>
</office:document-meta>
</file>